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Documentation</text:h>
      <text:p text:style-name="Text_20_body"/>
      <text:h text:style-name="Heading_20_2" text:outline-level="2">Packages</text:h>
      <text:list xml:id="list6327136047484857684" text:style-name="L1">
        <text:list-item>
          <text:p text:style-name="P1">Logger</text:p>
        </text:list-item>
        <text:list-item>
          <text:p text:style-name="P1">util</text:p>
        </text:list-item>
      </text:list>
      <text:p text:style-name="Text_20_body"/>
      <text:h text:style-name="Heading_20_2" text:outline-level="2">Config</text:h>
      <text:p text:style-name="Text_20_body"><text:tab/>A config.json in the root of the source file is where all settings are set.</text:p>
      <text:h text:style-name="Heading_20_2" text:outline-level="2">Bootstrap</text:h>
      <text:p text:style-name="Text_20_body"><text:tab/>To start the server files a bootstrap directory exists in resources. <text:s/>Here scripts used to start up the application are found. <text:s/>Powershell V3 is required for windows to run bootstrap.ps1. <text:s/>The settings for the servers and the scrips can be found in the config.json (see Config).</text:p>
      <text:p text:style-name="Text_20_body"/>
      <text:h text:style-name="Heading_20_2" text:outline-level="2">Running</text:h>
      <text:p text:style-name="Text_20_body"><text:tab/>To run the program change the config file. <text:s/>Start up the servers either manually or with bootstrap scripts. <text:s/>Ensure that classpath is set correctly when loading manually, include resources/jar direc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Comp 6231<text:tab/>Project: Stock Broker<text:tab/>Team 4</text:p>
      </style:header>
      <style:footer>
        <text:p text:style-name="Footer">Summer 2014<text:tab/>Distributed System<text:tab/>Concordia University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Me</meta:initial-creator>
    <meta:creation-date>2015-05-22T19:20:13.44</meta:creation-date>
    <dc:date>2015-05-22T23:17:51.33</dc:date>
    <dc:creator>Me Me</dc:creator>
    <meta:editing-duration>PT41M47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2" meta:word-count="113" meta:character-count="703"/>
  </office:meta>
</office:document-meta>
</file>